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textarea-horizontal-align="center" draw:textarea-vertical-align="botto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fill="none" draw:textarea-horizontal-align="center" draw:textarea-vertical-align="top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fill="solid" draw:fill-color="#ffffff" draw:textarea-horizontal-align="right" draw:textarea-vertical-align="botto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fill="solid" draw:fill-color="#ffffff" draw:textarea-horizontal-align="center" draw:textarea-vertical-align="botto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end="Arrow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fill="none" draw:textarea-horizontal-align="left" draw:textarea-vertical-align="bottom" fo:padding-top="0.175cm" fo:padding-bottom="0.175cm" fo:padding-left="0.3cm" fo:padding-right="0.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5cm" svg:height="6cm" svg:x="18.135cm" svg:y="10.635cm">
          <text:p text:style-name="P1">MyTypes</text:p>
        </draw:rect>
        <draw:rect draw:style-name="gr1" draw:text-style-name="P2" draw:layer="layout" svg:width="11cm" svg:height="4.112cm" svg:x="1.135cm" svg:y="5.635cm">
          <text:p text:style-name="P1">Component&lt;&gt;</text:p>
        </draw:rect>
        <draw:rect draw:style-name="gr2" draw:text-style-name="P2" draw:layer="layout" svg:width="8cm" svg:height="1.94cm" svg:x="2.635cm" svg:y="5.635cm">
          <text:p text:style-name="P1">Abstract</text:p>
        </draw:rect>
        <draw:rect draw:style-name="gr2" draw:text-style-name="P2" draw:layer="layout" svg:width="4.04cm" svg:height="2cm" svg:x="4.65cm" svg:y="3.635cm">
          <text:p text:style-name="P1">Tree</text:p>
        </draw:rect>
        <draw:rect draw:style-name="gr3" draw:text-style-name="P1" draw:layer="layout" svg:width="7.02cm" svg:height="3.94cm" svg:x="3.135cm" svg:y="1.67cm">
          <text:p text:style-name="P1">Graph</text:p>
        </draw:rect>
        <draw:rect draw:style-name="gr2" draw:text-style-name="P2" draw:layer="layout" svg:width="6cm" svg:height="4.44cm" svg:x="22.135cm" svg:y="6.135cm">
          <text:p text:style-name="P1">Abstract</text:p>
        </draw:rect>
        <draw:rect draw:style-name="gr4" draw:text-style-name="P3" draw:layer="layout" svg:width="9cm" svg:height="2.5cm" svg:x="3.135cm" svg:y="9.635cm">
          <text:p text:style-name="P3"/>
          <text:p text:style-name="P3"/>
          <text:p text:style-name="P3">MyTypes</text:p>
        </draw:rect>
        <draw:rect draw:style-name="gr5" draw:text-style-name="P1" draw:layer="layout" svg:width="7cm" svg:height="1.94cm" svg:x="1.135cm" svg:y="9.635cm">
          <text:p text:style-name="P1">Default&lt;&gt;</text:p>
        </draw:rect>
        <draw:rect draw:style-name="gr1" draw:text-style-name="P2" draw:layer="layout" svg:width="13cm" svg:height="7.44cm" svg:x="15.135cm" svg:y="10.695cm">
          <text:p text:style-name="P1">Common&lt;&gt;</text:p>
        </draw:rect>
        <draw:rect draw:style-name="gr6" draw:text-style-name="P1" draw:layer="layout" svg:width="8.5cm" svg:height="4cm" svg:x="19.635cm" svg:y="10.635cm">
          <text:p text:style-name="P1">Component&lt;&gt;</text:p>
        </draw:rect>
        <draw:rect draw:style-name="gr2" draw:text-style-name="P2" draw:layer="layout" svg:width="7.02cm" svg:height="4.5cm" svg:x="15.135cm" svg:y="6.135cm">
          <text:p text:style-name="P1">Core&lt;&gt;</text:p>
        </draw:rect>
        <draw:path draw:style-name="gr7" draw:text-style-name="P4" draw:layer="layout" svg:width="2.079cm" svg:height="4.622cm" svg:x="20.635cm" svg:y="0.135cm" svg:viewBox="0 0 2080 4623" svg:d="m68 0c36 378-64 749-35 1129 35 458-155 975 106 1376 270 413 322 846 564 1270 190 333 338 806 777 847h388 211">
          <text:p/>
        </draw:path>
        <draw:path draw:style-name="gr7" draw:text-style-name="P4" draw:layer="layout" svg:width="1.912cm" svg:height="4.694cm" svg:x="26.135cm" svg:y="0.441cm" svg:viewBox="0 0 1913 4695" svg:d="m1870 0c-123 355-80 729-70 1094s-131 736-36 1094c105 395 87 801 141 1199 56 415-220 769-599 917-348 136-667 416-1059 388h-247">
          <text:p/>
        </draw:path>
        <draw:rect draw:style-name="gr5" draw:text-style-name="P1" draw:layer="layout" svg:width="4.5cm" svg:height="1.94cm" svg:x="20.635cm" svg:y="10.695cm">
          <text:p text:style-name="P1">Graph</text:p>
        </draw:rect>
      </draw:page>
      <draw:page draw:name="page2" draw:style-name="dp1" draw:master-page-name="Default">
        <draw:rect draw:style-name="gr1" draw:text-style-name="P2" draw:layer="layout" svg:width="5cm" svg:height="2cm" svg:x="5.135cm" svg:y="16.635cm">
          <text:p text:style-name="P1">Utils</text:p>
        </draw:rect>
        <draw:rect draw:style-name="gr1" draw:text-style-name="P2" draw:layer="layout" svg:width="5cm" svg:height="2cm" svg:x="10.635cm" svg:y="16.635cm">
          <text:p text:style-name="P1">Default</text:p>
        </draw:rect>
        <draw:rect draw:style-name="gr1" draw:text-style-name="P2" draw:layer="layout" svg:width="5cm" svg:height="2cm" svg:x="16.135cm" svg:y="16.635cm">
          <text:p text:style-name="P1">MyTypes</text:p>
        </draw:rect>
        <draw:rect draw:style-name="gr2" draw:text-style-name="P1" draw:layer="layout" svg:width="17.5cm" svg:height="8cm" svg:x="4.635cm" svg:y="5.135cm">
          <text:p text:style-name="P1">Framework</text:p>
        </draw:rect>
        <draw:rect draw:style-name="gr1" draw:text-style-name="P2" draw:layer="layout" svg:width="7cm" svg:height="2cm" svg:x="14.135cm" svg:y="5.635cm">
          <text:p text:style-name="P1">Object</text:p>
        </draw:rect>
        <draw:rect draw:style-name="gr1" draw:text-style-name="P2" draw:layer="layout" svg:width="16cm" svg:height="2cm" svg:x="5.135cm" svg:y="10.635cm">
          <text:p text:style-name="P1">ComponentModel</text:p>
        </draw:rect>
        <draw:rect draw:style-name="gr1" draw:text-style-name="P2" draw:layer="layout" svg:width="16cm" svg:height="2.5cm" svg:x="5.135cm" svg:y="13.635cm">
          <text:p text:style-name="P1">Components</text:p>
        </draw:rect>
        <draw:rect draw:style-name="gr3" draw:text-style-name="P1" draw:layer="layout" svg:width="17.5cm" svg:height="3.5cm" svg:x="4.635cm" svg:y="1.135cm">
          <text:p text:style-name="P1">Simulation</text:p>
        </draw:rect>
        <draw:rect draw:style-name="gr1" draw:text-style-name="P2" draw:layer="layout" svg:width="8cm" svg:height="1.5cm" svg:x="13.635cm" svg:y="2.635cm">
          <text:p text:style-name="P1">Tree</text:p>
        </draw:rect>
        <draw:rect draw:style-name="gr1" draw:text-style-name="P2" draw:layer="layout" svg:width="8cm" svg:height="1.5cm" svg:x="5.135cm" svg:y="2.635cm">
          <text:p text:style-name="P1">AutomateScheduler</text:p>
        </draw:rect>
      </draw:page>
      <draw:page draw:name="page3" draw:style-name="dp1" draw:master-page-name="Default">
        <draw:rect draw:style-name="gr1" draw:text-style-name="P2" draw:layer="layout" svg:width="11cm" svg:height="4.112cm" svg:x="2.135cm" svg:y="12.635cm">
          <text:p text:style-name="P1">Component&lt;&gt;</text:p>
        </draw:rect>
        <draw:rect draw:style-name="gr2" draw:text-style-name="P2" draw:layer="layout" svg:width="2.5cm" svg:height="1.44cm" svg:x="8.635cm" svg:y="8.195cm">
          <text:p text:style-name="P1">Object</text:p>
        </draw:rect>
        <draw:rect draw:style-name="gr2" draw:text-style-name="P2" draw:layer="layout" svg:width="8.5cm" svg:height="2cm" svg:x="3.135cm" svg:y="5.135cm">
          <text:p text:style-name="P1">Tree</text:p>
        </draw:rect>
        <draw:rect draw:style-name="gr3" draw:text-style-name="P1" draw:layer="layout" svg:width="8.5cm" svg:height="5.464cm" svg:x="3.135cm" svg:y="1.671cm">
          <text:p text:style-name="P1">Simulation</text:p>
        </draw:rect>
        <draw:rect draw:style-name="gr4" draw:text-style-name="P3" draw:layer="layout" svg:width="9cm" svg:height="2.5cm" svg:x="4.135cm" svg:y="16.635cm">
          <text:p text:style-name="P3"/>
          <text:p text:style-name="P3"/>
          <text:p text:style-name="P3">MyTypes</text:p>
        </draw:rect>
        <draw:rect draw:style-name="gr5" draw:text-style-name="P1" draw:layer="layout" svg:width="7cm" svg:height="1.94cm" svg:x="2.135cm" svg:y="16.635cm">
          <text:p text:style-name="P1">Default&lt;&gt;</text:p>
        </draw:rect>
        <draw:rect draw:style-name="gr2" draw:text-style-name="P2" draw:layer="layout" svg:width="2.485cm" svg:height="2cm" svg:x="9.135cm" svg:y="3.135cm">
          <text:p text:style-name="P1">Autom</text:p>
        </draw:rect>
        <draw:rect draw:style-name="gr8" draw:text-style-name="P1" draw:layer="layout" svg:width="11cm" svg:height="3cm" svg:x="2.135cm" svg:y="8.135cm">
          <text:p text:style-name="P1">Framework&lt;&gt;</text:p>
        </draw:rect>
        <draw:rect draw:style-name="gr1" draw:text-style-name="P1" draw:layer="layout" svg:width="6cm" svg:height="3cm" svg:x="7.135cm" svg:y="8.135cm">
          <text:p text:style-name="P1">ComponentModel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faure</meta:initial-creator>
    <meta:creation-date>2006-11-12T14:18:34</meta:creation-date>
    <dc:date>2006-12-13T12:04:58</dc:date>
    <dc:language>en-AU</dc:language>
    <meta:editing-cycles>7</meta:editing-cycles>
    <meta:editing-duration>PT4H19M3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